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1.353cm"/>
    </style:style>
    <style:style style:name="co6" style:family="table-column">
      <style:table-column-properties fo:break-before="auto" style:column-width="1.713cm"/>
    </style:style>
    <style:style style:name="co7" style:family="table-column">
      <style:table-column-properties fo:break-before="auto" style:column-width="2.515cm"/>
    </style:style>
    <style:style style:name="co8" style:family="table-column">
      <style:table-column-properties fo:break-before="auto" style:column-width="4.56cm"/>
    </style:style>
    <style:style style:name="co9" style:family="table-column">
      <style:table-column-properties fo:break-before="auto" style:column-width="1.6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kraj</text:p>
          </table:table-cell>
          <table:table-cell office:value-type="string">
            <text:p>pm</text:p>
          </table:table-cell>
          <table:table-cell office:value-type="string">
            <text:p>okrsků</text:p>
          </table:table-cell>
          <table:table-cell office:value-type="string">
            <text:p>voličů</text:p>
          </table:table-cell>
          <table:table-cell office:value-type="string">
            <text:p>krajměsto</text:p>
          </table:table-cell>
          <table:table-cell office:value-type="string">
            <text:p>okrsků</text:p>
          </table:table-cell>
          <table:table-cell office:value-type="string">
            <text:p>voličů</text:p>
          </table:table-cell>
        </table:table-row>
        <table:table-row table:style-name="ro2">
          <table:table-cell office:value-type="string">
            <text:p>Jihočeský kraj</text:p>
          </table:table-cell>
          <table:table-cell/>
          <table:table-cell office:value-type="float" office:value="1259">
            <text:p>1259</text:p>
          </table:table-cell>
          <table:table-cell office:value-type="float" office:value="517994">
            <text:p>517994</text:p>
          </table:table-cell>
          <table:table-cell office:value-type="string">
            <text:p>České Budějovice</text:p>
          </table:table-cell>
          <table:table-cell office:value-type="float" office:value="90">
            <text:p>90</text:p>
          </table:table-cell>
          <table:table-cell office:value-type="float" office:value="75852">
            <text:p>75852</text:p>
          </table:table-cell>
        </table:table-row>
        <table:table-row table:style-name="ro2">
          <table:table-cell office:value-type="string">
            <text:p>Jihomoravský kraj</text:p>
          </table:table-cell>
          <table:table-cell/>
          <table:table-cell office:value-type="float" office:value="1405">
            <text:p>1405</text:p>
          </table:table-cell>
          <table:table-cell office:value-type="float" office:value="954319">
            <text:p>954319</text:p>
          </table:table-cell>
          <table:table-cell office:value-type="string">
            <text:p>Brno</text:p>
          </table:table-cell>
          <table:table-cell office:value-type="float" office:value="350">
            <text:p>350</text:p>
          </table:table-cell>
          <table:table-cell office:value-type="float" office:value="311508">
            <text:p>311508</text:p>
          </table:table-cell>
        </table:table-row>
        <table:table-row table:style-name="ro2">
          <table:table-cell office:value-type="string">
            <text:p>Karlovarský kraj</text:p>
          </table:table-cell>
          <table:table-cell/>
          <table:table-cell office:value-type="float" office:value="348">
            <text:p>348</text:p>
          </table:table-cell>
          <table:table-cell office:value-type="float" office:value="240188">
            <text:p>240188</text:p>
          </table:table-cell>
          <table:table-cell office:value-type="string">
            <text:p>Karlovy Vary</text:p>
          </table:table-cell>
          <table:table-cell office:value-type="float" office:value="50">
            <text:p>50</text:p>
          </table:table-cell>
          <table:table-cell office:value-type="float" office:value="39217">
            <text:p>39217</text:p>
          </table:table-cell>
        </table:table-row>
        <table:table-row table:style-name="ro2">
          <table:table-cell office:value-type="string">
            <text:p>Královéhradecký kraj</text:p>
          </table:table-cell>
          <table:table-cell/>
          <table:table-cell office:value-type="float" office:value="940">
            <text:p>940</text:p>
          </table:table-cell>
          <table:table-cell office:value-type="float" office:value="448335">
            <text:p>448335</text:p>
          </table:table-cell>
          <table:table-cell office:value-type="string">
            <text:p>Hradec Králové</text:p>
          </table:table-cell>
          <table:table-cell office:value-type="float" office:value="100">
            <text:p>100</text:p>
          </table:table-cell>
          <table:table-cell office:value-type="float" office:value="75510">
            <text:p>75510</text:p>
          </table:table-cell>
        </table:table-row>
        <table:table-row table:style-name="ro2">
          <table:table-cell office:value-type="string">
            <text:p>Liberecký kraj</text:p>
          </table:table-cell>
          <table:table-cell/>
          <table:table-cell office:value-type="float" office:value="587">
            <text:p>587</text:p>
          </table:table-cell>
          <table:table-cell office:value-type="float" office:value="352403">
            <text:p>352403</text:p>
          </table:table-cell>
          <table:table-cell office:value-type="string">
            <text:p>Liberec</text:p>
          </table:table-cell>
          <table:table-cell office:value-type="float" office:value="87">
            <text:p>87</text:p>
          </table:table-cell>
          <table:table-cell office:value-type="float" office:value="80194">
            <text:p>80194</text:p>
          </table:table-cell>
        </table:table-row>
        <table:table-row table:style-name="ro2">
          <table:table-cell office:value-type="string">
            <text:p>Moravskoslezský kraj</text:p>
          </table:table-cell>
          <table:table-cell/>
          <table:table-cell office:value-type="float" office:value="1319">
            <text:p>1319</text:p>
          </table:table-cell>
          <table:table-cell office:value-type="float" office:value="1004533">
            <text:p>1004533</text:p>
          </table:table-cell>
          <table:table-cell office:value-type="string">
            <text:p>Ostrava</text:p>
          </table:table-cell>
          <table:table-cell office:value-type="float" office:value="96">
            <text:p>96</text:p>
          </table:table-cell>
          <table:table-cell office:value-type="float" office:value="87837">
            <text:p>87837</text:p>
          </table:table-cell>
        </table:table-row>
        <table:table-row table:style-name="ro2">
          <table:table-cell office:value-type="string">
            <text:p>Olomoucký kraj</text:p>
          </table:table-cell>
          <table:table-cell/>
          <table:table-cell office:value-type="float" office:value="926">
            <text:p>926</text:p>
          </table:table-cell>
          <table:table-cell office:value-type="float" office:value="521596">
            <text:p>521596</text:p>
          </table:table-cell>
          <table:table-cell office:value-type="string">
            <text:p>Olomouc</text:p>
          </table:table-cell>
          <table:table-cell office:value-type="float" office:value="89">
            <text:p>89</text:p>
          </table:table-cell>
          <table:table-cell office:value-type="float" office:value="81375">
            <text:p>81375</text:p>
          </table:table-cell>
        </table:table-row>
        <table:table-row table:style-name="ro2">
          <table:table-cell office:value-type="string">
            <text:p>Pardubický kraj</text:p>
          </table:table-cell>
          <table:table-cell/>
          <table:table-cell office:value-type="float" office:value="875">
            <text:p>875</text:p>
          </table:table-cell>
          <table:table-cell office:value-type="float" office:value="414361">
            <text:p>414361</text:p>
          </table:table-cell>
          <table:table-cell office:value-type="string">
            <text:p>Pardubice</text:p>
          </table:table-cell>
          <table:table-cell office:value-type="float" office:value="92">
            <text:p>92</text:p>
          </table:table-cell>
          <table:table-cell office:value-type="float" office:value="71070">
            <text:p>71070</text:p>
          </table:table-cell>
        </table:table-row>
        <table:table-row table:style-name="ro2">
          <table:table-cell office:value-type="string">
            <text:p>Plzeňský kraj</text:p>
          </table:table-cell>
          <table:table-cell/>
          <table:table-cell office:value-type="float" office:value="1086">
            <text:p>1086</text:p>
          </table:table-cell>
          <table:table-cell office:value-type="float" office:value="458952">
            <text:p>458952</text:p>
          </table:table-cell>
          <table:table-cell office:value-type="string">
            <text:p>Plzeň</text:p>
          </table:table-cell>
          <table:table-cell office:value-type="float" office:value="184">
            <text:p>184</text:p>
          </table:table-cell>
          <table:table-cell office:value-type="float" office:value="133225">
            <text:p>133225</text:p>
          </table:table-cell>
        </table:table-row>
        <table:table-row table:style-name="ro2">
          <table:table-cell office:value-type="string">
            <text:p>Praha</text:p>
          </table:table-cell>
          <table:table-cell/>
          <table:table-cell office:value-type="float" office:value="1101">
            <text:p>1101</text:p>
          </table:table-cell>
          <table:table-cell office:value-type="float" office:value="921819">
            <text:p>921819</text:p>
          </table:table-cell>
          <table:table-cell office:value-type="string">
            <text:p>Praha</text:p>
          </table:table-cell>
          <table:table-cell office:value-type="float" office:value="1101">
            <text:p>1101</text:p>
          </table:table-cell>
          <table:table-cell office:value-type="float" office:value="921819">
            <text:p>921819</text:p>
          </table:table-cell>
        </table:table-row>
        <table:table-row table:style-name="ro2">
          <table:table-cell office:value-type="string">
            <text:p>Středočeský kraj</text:p>
          </table:table-cell>
          <table:table-cell/>
          <table:table-cell office:value-type="float" office:value="2056">
            <text:p>2056</text:p>
          </table:table-cell>
          <table:table-cell office:value-type="float" office:value="1015308">
            <text:p>1015308</text:p>
          </table:table-cell>
          <table:table-cell/>
          <table:table-cell table:number-columns-repeated="2"/>
        </table:table-row>
        <table:table-row table:style-name="ro2">
          <table:table-cell office:value-type="string">
            <text:p>Ústecký kraj</text:p>
          </table:table-cell>
          <table:table-cell/>
          <table:table-cell office:value-type="float" office:value="1046">
            <text:p>1046</text:p>
          </table:table-cell>
          <table:table-cell office:value-type="float" office:value="660357">
            <text:p>660357</text:p>
          </table:table-cell>
          <table:table-cell office:value-type="string">
            <text:p>Ústí nad Labem</text:p>
          </table:table-cell>
          <table:table-cell office:value-type="float" office:value="97">
            <text:p>97</text:p>
          </table:table-cell>
          <table:table-cell office:value-type="float" office:value="74405">
            <text:p>74405</text:p>
          </table:table-cell>
        </table:table-row>
        <table:table-row table:style-name="ro2">
          <table:table-cell office:value-type="string">
            <text:p>Vysočina</text:p>
          </table:table-cell>
          <table:table-cell/>
          <table:table-cell office:value-type="float" office:value="1137">
            <text:p>1137</text:p>
          </table:table-cell>
          <table:table-cell office:value-type="float" office:value="416561">
            <text:p>416561</text:p>
          </table:table-cell>
          <table:table-cell office:value-type="string">
            <text:p>Jihlava</text:p>
          </table:table-cell>
          <table:table-cell office:value-type="float" office:value="57">
            <text:p>57</text:p>
          </table:table-cell>
          <table:table-cell office:value-type="float" office:value="41235">
            <text:p>41235</text:p>
          </table:table-cell>
        </table:table-row>
        <table:table-row table:style-name="ro2">
          <table:table-cell office:value-type="string">
            <text:p>Zlínský kraj</text:p>
          </table:table-cell>
          <table:table-cell/>
          <table:table-cell office:value-type="float" office:value="684">
            <text:p>684</text:p>
          </table:table-cell>
          <table:table-cell office:value-type="float" office:value="483369">
            <text:p>483369</text:p>
          </table:table-cell>
          <table:table-cell office:value-type="string">
            <text:p>Zlín</text:p>
          </table:table-cell>
          <table:table-cell office:value-type="float" office:value="74">
            <text:p>74</text:p>
          </table:table-cell>
          <table:table-cell office:value-type="float" office:value="62365">
            <text:p>62365</text:p>
          </table:table-cell>
        </table:table-row>
        <table:table-row table:style-name="ro2" table:number-rows-repeated="104856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nolit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0" table:default-cell-style-name="Default"/>
        <table:table-row table:style-name="ro2">
          <table:table-cell table:style-name="ce1" office:value-type="string">
            <text:p>kraj</text:p>
          </table:table-cell>
          <table:table-cell table:style-name="ce1" office:value-type="string">
            <text:p>okrsků</text:p>
          </table:table-cell>
          <table:table-cell table:style-name="ce1" office:value-type="string">
            <text:p>voličů</text:p>
          </table:table-cell>
          <table:table-cell table:style-name="ce1" office:value-type="string">
            <text:p>cca. komisařů</text:p>
          </table:table-cell>
          <table:table-cell table:style-name="ce1" table:number-columns-repeated="1020"/>
        </table:table-row>
        <table:table-row table:style-name="ro2">
          <table:table-cell table:formula="of:=[Data.A2]" office:value-type="string" office:string-value="Jihočeský kraj">
            <text:p>Jihočeský kraj</text:p>
          </table:table-cell>
          <table:table-cell table:formula="of:=[Data.C2]-[Data.F2]" office:value-type="float" office:value="1169">
            <text:p>1169</text:p>
          </table:table-cell>
          <table:table-cell table:formula="of:=[Data.D2]-[Data.G2]" office:value-type="float" office:value="442142">
            <text:p>442142</text:p>
          </table:table-cell>
          <table:table-cell table:formula="of:=[.B2]*4" office:value-type="float" office:value="4676">
            <text:p>4676</text:p>
          </table:table-cell>
          <table:table-cell table:number-columns-repeated="1020"/>
        </table:table-row>
        <table:table-row table:style-name="ro2">
          <table:table-cell table:formula="of:=[Data.A3]" office:value-type="string" office:string-value="Jihomoravský kraj">
            <text:p>Jihomoravský kraj</text:p>
          </table:table-cell>
          <table:table-cell table:formula="of:=[Data.C3]-[Data.F3]" office:value-type="float" office:value="1055">
            <text:p>1055</text:p>
          </table:table-cell>
          <table:table-cell table:formula="of:=[Data.D3]-[Data.G3]" office:value-type="float" office:value="642811">
            <text:p>642811</text:p>
          </table:table-cell>
          <table:table-cell table:formula="of:=[.B3]*4" office:value-type="float" office:value="4220">
            <text:p>4220</text:p>
          </table:table-cell>
          <table:table-cell table:number-columns-repeated="1020"/>
        </table:table-row>
        <table:table-row table:style-name="ro2">
          <table:table-cell table:formula="of:=[Data.A4]" office:value-type="string" office:string-value="Karlovarský kraj">
            <text:p>Karlovarský kraj</text:p>
          </table:table-cell>
          <table:table-cell table:formula="of:=[Data.C4]-[Data.F4]" office:value-type="float" office:value="298">
            <text:p>298</text:p>
          </table:table-cell>
          <table:table-cell table:formula="of:=[Data.D4]-[Data.G4]" office:value-type="float" office:value="200971">
            <text:p>200971</text:p>
          </table:table-cell>
          <table:table-cell table:formula="of:=[.B4]*4" office:value-type="float" office:value="1192">
            <text:p>1192</text:p>
          </table:table-cell>
          <table:table-cell table:number-columns-repeated="1020"/>
        </table:table-row>
        <table:table-row table:style-name="ro2">
          <table:table-cell table:formula="of:=[Data.A5]" office:value-type="string" office:string-value="Královéhradecký kraj">
            <text:p>Královéhradecký kraj</text:p>
          </table:table-cell>
          <table:table-cell table:formula="of:=[Data.C5]-[Data.F5]" office:value-type="float" office:value="840">
            <text:p>840</text:p>
          </table:table-cell>
          <table:table-cell table:formula="of:=[Data.D5]-[Data.G5]" office:value-type="float" office:value="372825">
            <text:p>372825</text:p>
          </table:table-cell>
          <table:table-cell table:formula="of:=[.B5]*4" office:value-type="float" office:value="3360">
            <text:p>3360</text:p>
          </table:table-cell>
          <table:table-cell table:number-columns-repeated="1020"/>
        </table:table-row>
        <table:table-row table:style-name="ro2">
          <table:table-cell table:formula="of:=[Data.A6]" office:value-type="string" office:string-value="Liberecký kraj">
            <text:p>Liberecký kraj</text:p>
          </table:table-cell>
          <table:table-cell table:formula="of:=[Data.C6]-[Data.F6]" office:value-type="float" office:value="500">
            <text:p>500</text:p>
          </table:table-cell>
          <table:table-cell table:formula="of:=[Data.D6]-[Data.G6]" office:value-type="float" office:value="272209">
            <text:p>272209</text:p>
          </table:table-cell>
          <table:table-cell table:formula="of:=[.B6]*4" office:value-type="float" office:value="2000">
            <text:p>2000</text:p>
          </table:table-cell>
          <table:table-cell table:number-columns-repeated="1020"/>
        </table:table-row>
        <table:table-row table:style-name="ro2">
          <table:table-cell table:formula="of:=[Data.A7]" office:value-type="string" office:string-value="Moravskoslezský kraj">
            <text:p>Moravskoslezský kraj</text:p>
          </table:table-cell>
          <table:table-cell table:formula="of:=[Data.C7]-[Data.F7]" office:value-type="float" office:value="1223">
            <text:p>1223</text:p>
          </table:table-cell>
          <table:table-cell table:formula="of:=[Data.D7]-[Data.G7]" office:value-type="float" office:value="916696">
            <text:p>916696</text:p>
          </table:table-cell>
          <table:table-cell table:formula="of:=[.B7]*4" office:value-type="float" office:value="4892">
            <text:p>4892</text:p>
          </table:table-cell>
          <table:table-cell table:number-columns-repeated="1020"/>
        </table:table-row>
        <table:table-row table:style-name="ro2">
          <table:table-cell table:formula="of:=[Data.A8]" office:value-type="string" office:string-value="Olomoucký kraj">
            <text:p>Olomoucký kraj</text:p>
          </table:table-cell>
          <table:table-cell table:formula="of:=[Data.C8]-[Data.F8]" office:value-type="float" office:value="837">
            <text:p>837</text:p>
          </table:table-cell>
          <table:table-cell table:formula="of:=[Data.D8]-[Data.G8]" office:value-type="float" office:value="440221">
            <text:p>440221</text:p>
          </table:table-cell>
          <table:table-cell table:formula="of:=[.B8]*4" office:value-type="float" office:value="3348">
            <text:p>3348</text:p>
          </table:table-cell>
          <table:table-cell table:number-columns-repeated="1020"/>
        </table:table-row>
        <table:table-row table:style-name="ro2">
          <table:table-cell table:formula="of:=[Data.A9]" office:value-type="string" office:string-value="Pardubický kraj">
            <text:p>Pardubický kraj</text:p>
          </table:table-cell>
          <table:table-cell table:formula="of:=[Data.C9]-[Data.F9]" office:value-type="float" office:value="783">
            <text:p>783</text:p>
          </table:table-cell>
          <table:table-cell table:formula="of:=[Data.D9]-[Data.G9]" office:value-type="float" office:value="343291">
            <text:p>343291</text:p>
          </table:table-cell>
          <table:table-cell table:formula="of:=[.B9]*4" office:value-type="float" office:value="3132">
            <text:p>3132</text:p>
          </table:table-cell>
          <table:table-cell table:number-columns-repeated="1020"/>
        </table:table-row>
        <table:table-row table:style-name="ro2">
          <table:table-cell table:formula="of:=[Data.A10]" office:value-type="string" office:string-value="Plzeňský kraj">
            <text:p>Plzeňský kraj</text:p>
          </table:table-cell>
          <table:table-cell table:formula="of:=[Data.C10]-[Data.F10]" office:value-type="float" office:value="902">
            <text:p>902</text:p>
          </table:table-cell>
          <table:table-cell table:formula="of:=[Data.D10]-[Data.G10]" office:value-type="float" office:value="325727">
            <text:p>325727</text:p>
          </table:table-cell>
          <table:table-cell table:formula="of:=[.B10]*4" office:value-type="float" office:value="3608">
            <text:p>3608</text:p>
          </table:table-cell>
          <table:table-cell table:number-columns-repeated="1020"/>
        </table:table-row>
        <table:table-row table:style-name="ro2">
          <table:table-cell table:formula="of:=[Data.A12]" office:value-type="string" office:string-value="Středočeský kraj">
            <text:p>Středočeský kraj</text:p>
          </table:table-cell>
          <table:table-cell table:formula="of:=[Data.C12]-[Data.F12]" office:value-type="float" office:value="2056">
            <text:p>2056</text:p>
          </table:table-cell>
          <table:table-cell table:formula="of:=[Data.D12]-[Data.G12]" office:value-type="float" office:value="1015308">
            <text:p>1015308</text:p>
          </table:table-cell>
          <table:table-cell table:formula="of:=[.B11]*4" office:value-type="float" office:value="8224">
            <text:p>8224</text:p>
          </table:table-cell>
          <table:table-cell table:number-columns-repeated="1020"/>
        </table:table-row>
        <table:table-row table:style-name="ro2">
          <table:table-cell table:formula="of:=[Data.A13]" office:value-type="string" office:string-value="Ústecký kraj">
            <text:p>Ústecký kraj</text:p>
          </table:table-cell>
          <table:table-cell table:formula="of:=[Data.C13]-[Data.F13]" office:value-type="float" office:value="949">
            <text:p>949</text:p>
          </table:table-cell>
          <table:table-cell table:formula="of:=[Data.D13]-[Data.G13]" office:value-type="float" office:value="585952">
            <text:p>585952</text:p>
          </table:table-cell>
          <table:table-cell table:formula="of:=[.B12]*4" office:value-type="float" office:value="3796">
            <text:p>3796</text:p>
          </table:table-cell>
          <table:table-cell table:number-columns-repeated="1020"/>
        </table:table-row>
        <table:table-row table:style-name="ro2">
          <table:table-cell table:formula="of:=[Data.A14]" office:value-type="string" office:string-value="Vysočina">
            <text:p>Vysočina</text:p>
          </table:table-cell>
          <table:table-cell table:formula="of:=[Data.C14]-[Data.F14]" office:value-type="float" office:value="1080">
            <text:p>1080</text:p>
          </table:table-cell>
          <table:table-cell table:formula="of:=[Data.D14]-[Data.G14]" office:value-type="float" office:value="375326">
            <text:p>375326</text:p>
          </table:table-cell>
          <table:table-cell table:formula="of:=[.B13]*4" office:value-type="float" office:value="4320">
            <text:p>4320</text:p>
          </table:table-cell>
          <table:table-cell table:number-columns-repeated="1020"/>
        </table:table-row>
        <table:table-row table:style-name="ro2">
          <table:table-cell table:formula="of:=[Data.A15]" office:value-type="string" office:string-value="Zlínský kraj">
            <text:p>Zlínský kraj</text:p>
          </table:table-cell>
          <table:table-cell table:formula="of:=[Data.C15]-[Data.F15]" office:value-type="float" office:value="610">
            <text:p>610</text:p>
          </table:table-cell>
          <table:table-cell table:formula="of:=[Data.D15]-[Data.G15]" office:value-type="float" office:value="421004">
            <text:p>421004</text:p>
          </table:table-cell>
          <table:table-cell table:formula="of:=[.B14]*4" office:value-type="float" office:value="2440">
            <text:p>2440</text:p>
          </table:table-cell>
          <table:table-cell table:number-columns-repeated="1020"/>
        </table:table-row>
        <table:table-row table:style-name="ro2">
          <table:table-cell table:formula="of:=[Data.E2]" office:value-type="string" office:string-value="České Budějovice">
            <text:p>České Budějovice</text:p>
          </table:table-cell>
          <table:table-cell table:formula="of:=[Data.F2]" office:value-type="float" office:value="90">
            <text:p>90</text:p>
          </table:table-cell>
          <table:table-cell table:formula="of:=[Data.G2]" office:value-type="float" office:value="75852">
            <text:p>75852</text:p>
          </table:table-cell>
          <table:table-cell table:formula="of:=[.B15]*4" office:value-type="float" office:value="360">
            <text:p>360</text:p>
          </table:table-cell>
          <table:table-cell table:number-columns-repeated="1020"/>
        </table:table-row>
        <table:table-row table:style-name="ro2">
          <table:table-cell table:formula="of:=[Data.E3]" office:value-type="string" office:string-value="Brno">
            <text:p>Brno</text:p>
          </table:table-cell>
          <table:table-cell table:formula="of:=[Data.F3]" office:value-type="float" office:value="350">
            <text:p>350</text:p>
          </table:table-cell>
          <table:table-cell table:formula="of:=[Data.G3]" office:value-type="float" office:value="311508">
            <text:p>311508</text:p>
          </table:table-cell>
          <table:table-cell table:formula="of:=[.B16]*4" office:value-type="float" office:value="1400">
            <text:p>1400</text:p>
          </table:table-cell>
          <table:table-cell table:number-columns-repeated="1020"/>
        </table:table-row>
        <table:table-row table:style-name="ro2">
          <table:table-cell table:formula="of:=[Data.E4]" office:value-type="string" office:string-value="Karlovy Vary">
            <text:p>Karlovy Vary</text:p>
          </table:table-cell>
          <table:table-cell table:formula="of:=[Data.F4]" office:value-type="float" office:value="50">
            <text:p>50</text:p>
          </table:table-cell>
          <table:table-cell table:formula="of:=[Data.G4]" office:value-type="float" office:value="39217">
            <text:p>39217</text:p>
          </table:table-cell>
          <table:table-cell table:formula="of:=[.B17]*4" office:value-type="float" office:value="200">
            <text:p>200</text:p>
          </table:table-cell>
          <table:table-cell table:number-columns-repeated="1020"/>
        </table:table-row>
        <table:table-row table:style-name="ro2">
          <table:table-cell table:formula="of:=[Data.E5]" office:value-type="string" office:string-value="Hradec Králové">
            <text:p>Hradec Králové</text:p>
          </table:table-cell>
          <table:table-cell table:formula="of:=[Data.F5]" office:value-type="float" office:value="100">
            <text:p>100</text:p>
          </table:table-cell>
          <table:table-cell table:formula="of:=[Data.G5]" office:value-type="float" office:value="75510">
            <text:p>75510</text:p>
          </table:table-cell>
          <table:table-cell table:formula="of:=[.B18]*4" office:value-type="float" office:value="400">
            <text:p>400</text:p>
          </table:table-cell>
          <table:table-cell table:number-columns-repeated="1020"/>
        </table:table-row>
        <table:table-row table:style-name="ro2">
          <table:table-cell table:formula="of:=[Data.E6]" office:value-type="string" office:string-value="Liberec">
            <text:p>Liberec</text:p>
          </table:table-cell>
          <table:table-cell table:formula="of:=[Data.F6]" office:value-type="float" office:value="87">
            <text:p>87</text:p>
          </table:table-cell>
          <table:table-cell table:formula="of:=[Data.G6]" office:value-type="float" office:value="80194">
            <text:p>80194</text:p>
          </table:table-cell>
          <table:table-cell table:formula="of:=[.B19]*4" office:value-type="float" office:value="348">
            <text:p>348</text:p>
          </table:table-cell>
          <table:table-cell table:number-columns-repeated="1020"/>
        </table:table-row>
        <table:table-row table:style-name="ro2">
          <table:table-cell table:formula="of:=[Data.E7]" office:value-type="string" office:string-value="Ostrava">
            <text:p>Ostrava</text:p>
          </table:table-cell>
          <table:table-cell table:formula="of:=[Data.F7]" office:value-type="float" office:value="96">
            <text:p>96</text:p>
          </table:table-cell>
          <table:table-cell table:formula="of:=[Data.G7]" office:value-type="float" office:value="87837">
            <text:p>87837</text:p>
          </table:table-cell>
          <table:table-cell table:formula="of:=[.B20]*4" office:value-type="float" office:value="384">
            <text:p>384</text:p>
          </table:table-cell>
          <table:table-cell table:number-columns-repeated="1020"/>
        </table:table-row>
        <table:table-row table:style-name="ro2">
          <table:table-cell table:formula="of:=[Data.E8]" office:value-type="string" office:string-value="Olomouc">
            <text:p>Olomouc</text:p>
          </table:table-cell>
          <table:table-cell table:formula="of:=[Data.F8]" office:value-type="float" office:value="89">
            <text:p>89</text:p>
          </table:table-cell>
          <table:table-cell table:formula="of:=[Data.G8]" office:value-type="float" office:value="81375">
            <text:p>81375</text:p>
          </table:table-cell>
          <table:table-cell table:formula="of:=[.B21]*4" office:value-type="float" office:value="356">
            <text:p>356</text:p>
          </table:table-cell>
          <table:table-cell table:number-columns-repeated="1020"/>
        </table:table-row>
        <table:table-row table:style-name="ro2">
          <table:table-cell table:formula="of:=[Data.E9]" office:value-type="string" office:string-value="Pardubice">
            <text:p>Pardubice</text:p>
          </table:table-cell>
          <table:table-cell table:formula="of:=[Data.F9]" office:value-type="float" office:value="92">
            <text:p>92</text:p>
          </table:table-cell>
          <table:table-cell table:formula="of:=[Data.G9]" office:value-type="float" office:value="71070">
            <text:p>71070</text:p>
          </table:table-cell>
          <table:table-cell table:formula="of:=[.B22]*4" office:value-type="float" office:value="368">
            <text:p>368</text:p>
          </table:table-cell>
          <table:table-cell table:number-columns-repeated="1020"/>
        </table:table-row>
        <table:table-row table:style-name="ro2">
          <table:table-cell table:formula="of:=[Data.E10]" office:value-type="string" office:string-value="Plzeň">
            <text:p>Plzeň</text:p>
          </table:table-cell>
          <table:table-cell table:formula="of:=[Data.F10]" office:value-type="float" office:value="184">
            <text:p>184</text:p>
          </table:table-cell>
          <table:table-cell table:formula="of:=[Data.G10]" office:value-type="float" office:value="133225">
            <text:p>133225</text:p>
          </table:table-cell>
          <table:table-cell table:formula="of:=[.B23]*4" office:value-type="float" office:value="736">
            <text:p>736</text:p>
          </table:table-cell>
          <table:table-cell table:number-columns-repeated="1020"/>
        </table:table-row>
        <table:table-row table:style-name="ro2">
          <table:table-cell table:formula="of:=[Data.E11]" office:value-type="string" office:string-value="Praha">
            <text:p>Praha</text:p>
          </table:table-cell>
          <table:table-cell table:formula="of:=[Data.F11]" office:value-type="float" office:value="1101">
            <text:p>1101</text:p>
          </table:table-cell>
          <table:table-cell table:formula="of:=[Data.G11]" office:value-type="float" office:value="921819">
            <text:p>921819</text:p>
          </table:table-cell>
          <table:table-cell table:formula="of:=[.B24]*4" office:value-type="float" office:value="4404">
            <text:p>4404</text:p>
          </table:table-cell>
          <table:table-cell table:number-columns-repeated="1020"/>
        </table:table-row>
        <table:table-row table:style-name="ro2">
          <table:table-cell table:formula="of:=[Data.E13]" office:value-type="string" office:string-value="Ústí nad Labem">
            <text:p>Ústí nad Labem</text:p>
          </table:table-cell>
          <table:table-cell table:formula="of:=[Data.F13]" office:value-type="float" office:value="97">
            <text:p>97</text:p>
          </table:table-cell>
          <table:table-cell table:formula="of:=[Data.G13]" office:value-type="float" office:value="74405">
            <text:p>74405</text:p>
          </table:table-cell>
          <table:table-cell table:formula="of:=[.B25]*4" office:value-type="float" office:value="388">
            <text:p>388</text:p>
          </table:table-cell>
          <table:table-cell table:number-columns-repeated="1020"/>
        </table:table-row>
        <table:table-row table:style-name="ro2">
          <table:table-cell table:formula="of:=[Data.E14]" office:value-type="string" office:string-value="Jihlava">
            <text:p>Jihlava</text:p>
          </table:table-cell>
          <table:table-cell table:formula="of:=[Data.F14]" office:value-type="float" office:value="57">
            <text:p>57</text:p>
          </table:table-cell>
          <table:table-cell table:formula="of:=[Data.G14]" office:value-type="float" office:value="41235">
            <text:p>41235</text:p>
          </table:table-cell>
          <table:table-cell table:formula="of:=[.B26]*4" office:value-type="float" office:value="228">
            <text:p>228</text:p>
          </table:table-cell>
          <table:table-cell table:number-columns-repeated="1020"/>
        </table:table-row>
        <table:table-row table:style-name="ro2">
          <table:table-cell table:formula="of:=[Data.E15]" office:value-type="string" office:string-value="Zlín">
            <text:p>Zlín</text:p>
          </table:table-cell>
          <table:table-cell table:formula="of:=[Data.F15]" office:value-type="float" office:value="74">
            <text:p>74</text:p>
          </table:table-cell>
          <table:table-cell table:formula="of:=[Data.G15]" office:value-type="float" office:value="62365">
            <text:p>62365</text:p>
          </table:table-cell>
          <table:table-cell table:formula="of:=[.B27]*4" office:value-type="float" office:value="296">
            <text:p>296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Celkem</text:p>
          </table:table-cell>
          <table:table-cell table:style-name="ce1" table:formula="of:=SUM([.B2:.B27])" office:value-type="float" office:value="14769">
            <text:p>14769</text:p>
          </table:table-cell>
          <table:table-cell table:number-columns-repeated="1022"/>
        </table:table-row>
      </table:table>
      <table:table table:name="Export" table:style-name="ta1"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2">
          <table:table-cell table:formula="of:=[Monolit.A2]" office:value-type="string" office:string-value="Jihočeský kraj">
            <text:p>Jihočeský kraj</text:p>
          </table:table-cell>
          <table:table-cell table:formula="of:=ROUND([Monolit.B2]/2.4)" office:value-type="float" office:value="487">
            <text:p>487</text:p>
          </table:table-cell>
          <table:table-cell table:formula="of:=[Monolit.C2]" office:value-type="float" office:value="442142">
            <text:p>442142</text:p>
          </table:table-cell>
        </table:table-row>
        <table:table-row table:style-name="ro2">
          <table:table-cell table:formula="of:=[Monolit.A3]" office:value-type="string" office:string-value="Jihomoravský kraj">
            <text:p>Jihomoravský kraj</text:p>
          </table:table-cell>
          <table:table-cell table:formula="of:=ROUND([Monolit.B3]/2.4)" office:value-type="float" office:value="440">
            <text:p>440</text:p>
          </table:table-cell>
          <table:table-cell table:formula="of:=[Monolit.C3]" office:value-type="float" office:value="642811">
            <text:p>642811</text:p>
          </table:table-cell>
        </table:table-row>
        <table:table-row table:style-name="ro2">
          <table:table-cell table:formula="of:=[Monolit.A4]" office:value-type="string" office:string-value="Karlovarský kraj">
            <text:p>Karlovarský kraj</text:p>
          </table:table-cell>
          <table:table-cell table:formula="of:=ROUND([Monolit.B4]/2.4)" office:value-type="float" office:value="124">
            <text:p>124</text:p>
          </table:table-cell>
          <table:table-cell table:formula="of:=[Monolit.C4]" office:value-type="float" office:value="200971">
            <text:p>200971</text:p>
          </table:table-cell>
        </table:table-row>
        <table:table-row table:style-name="ro2">
          <table:table-cell table:formula="of:=[Monolit.A5]" office:value-type="string" office:string-value="Královéhradecký kraj">
            <text:p>Královéhradecký kraj</text:p>
          </table:table-cell>
          <table:table-cell table:formula="of:=ROUND([Monolit.B5]/2.4)" office:value-type="float" office:value="350">
            <text:p>350</text:p>
          </table:table-cell>
          <table:table-cell table:formula="of:=[Monolit.C5]" office:value-type="float" office:value="372825">
            <text:p>372825</text:p>
          </table:table-cell>
        </table:table-row>
        <table:table-row table:style-name="ro2">
          <table:table-cell table:formula="of:=[Monolit.A6]" office:value-type="string" office:string-value="Liberecký kraj">
            <text:p>Liberecký kraj</text:p>
          </table:table-cell>
          <table:table-cell table:formula="of:=ROUND([Monolit.B6]/2.4)" office:value-type="float" office:value="208">
            <text:p>208</text:p>
          </table:table-cell>
          <table:table-cell table:formula="of:=[Monolit.C6]" office:value-type="float" office:value="272209">
            <text:p>272209</text:p>
          </table:table-cell>
        </table:table-row>
        <table:table-row table:style-name="ro2">
          <table:table-cell table:formula="of:=[Monolit.A7]" office:value-type="string" office:string-value="Moravskoslezský kraj">
            <text:p>Moravskoslezský kraj</text:p>
          </table:table-cell>
          <table:table-cell table:formula="of:=ROUND([Monolit.B7]/2.4)" office:value-type="float" office:value="510">
            <text:p>510</text:p>
          </table:table-cell>
          <table:table-cell table:formula="of:=[Monolit.C7]" office:value-type="float" office:value="916696">
            <text:p>916696</text:p>
          </table:table-cell>
        </table:table-row>
        <table:table-row table:style-name="ro2">
          <table:table-cell table:formula="of:=[Monolit.A8]" office:value-type="string" office:string-value="Olomoucký kraj">
            <text:p>Olomoucký kraj</text:p>
          </table:table-cell>
          <table:table-cell table:formula="of:=ROUND([Monolit.B8]/2.4)" office:value-type="float" office:value="349">
            <text:p>349</text:p>
          </table:table-cell>
          <table:table-cell table:formula="of:=[Monolit.C8]" office:value-type="float" office:value="440221">
            <text:p>440221</text:p>
          </table:table-cell>
        </table:table-row>
        <table:table-row table:style-name="ro2">
          <table:table-cell table:formula="of:=[Monolit.A9]" office:value-type="string" office:string-value="Pardubický kraj">
            <text:p>Pardubický kraj</text:p>
          </table:table-cell>
          <table:table-cell table:formula="of:=ROUND([Monolit.B9]/2.4)" office:value-type="float" office:value="326">
            <text:p>326</text:p>
          </table:table-cell>
          <table:table-cell table:formula="of:=[Monolit.C9]" office:value-type="float" office:value="343291">
            <text:p>343291</text:p>
          </table:table-cell>
        </table:table-row>
        <table:table-row table:style-name="ro2">
          <table:table-cell table:formula="of:=[Monolit.A10]" office:value-type="string" office:string-value="Plzeňský kraj">
            <text:p>Plzeňský kraj</text:p>
          </table:table-cell>
          <table:table-cell table:formula="of:=ROUND([Monolit.B10]/2.4)" office:value-type="float" office:value="376">
            <text:p>376</text:p>
          </table:table-cell>
          <table:table-cell table:formula="of:=[Monolit.C10]" office:value-type="float" office:value="325727">
            <text:p>325727</text:p>
          </table:table-cell>
        </table:table-row>
        <table:table-row table:style-name="ro2">
          <table:table-cell table:formula="of:=[Monolit.A11]" office:value-type="string" office:string-value="Středočeský kraj">
            <text:p>Středočeský kraj</text:p>
          </table:table-cell>
          <table:table-cell table:formula="of:=ROUND([Monolit.B11]/2.4)" office:value-type="float" office:value="857">
            <text:p>857</text:p>
          </table:table-cell>
          <table:table-cell table:formula="of:=[Monolit.C11]" office:value-type="float" office:value="1015308">
            <text:p>1015308</text:p>
          </table:table-cell>
        </table:table-row>
        <table:table-row table:style-name="ro2">
          <table:table-cell table:formula="of:=[Monolit.A12]" office:value-type="string" office:string-value="Ústecký kraj">
            <text:p>Ústecký kraj</text:p>
          </table:table-cell>
          <table:table-cell table:formula="of:=ROUND([Monolit.B12]/2.4)" office:value-type="float" office:value="395">
            <text:p>395</text:p>
          </table:table-cell>
          <table:table-cell table:formula="of:=[Monolit.C12]" office:value-type="float" office:value="585952">
            <text:p>585952</text:p>
          </table:table-cell>
        </table:table-row>
        <table:table-row table:style-name="ro2">
          <table:table-cell table:formula="of:=[Monolit.A13]" office:value-type="string" office:string-value="Vysočina">
            <text:p>Vysočina</text:p>
          </table:table-cell>
          <table:table-cell table:formula="of:=ROUND([Monolit.B13]/2.4)" office:value-type="float" office:value="450">
            <text:p>450</text:p>
          </table:table-cell>
          <table:table-cell table:formula="of:=[Monolit.C13]" office:value-type="float" office:value="375326">
            <text:p>375326</text:p>
          </table:table-cell>
        </table:table-row>
        <table:table-row table:style-name="ro2">
          <table:table-cell table:formula="of:=[Monolit.A14]" office:value-type="string" office:string-value="Zlínský kraj">
            <text:p>Zlínský kraj</text:p>
          </table:table-cell>
          <table:table-cell table:formula="of:=ROUND([Monolit.B14]/2.4)" office:value-type="float" office:value="254">
            <text:p>254</text:p>
          </table:table-cell>
          <table:table-cell table:formula="of:=[Monolit.C14]" office:value-type="float" office:value="421004">
            <text:p>421004</text:p>
          </table:table-cell>
        </table:table-row>
        <table:table-row table:style-name="ro2">
          <table:table-cell table:formula="of:=[Monolit.A15]" office:value-type="string" office:string-value="České Budějovice">
            <text:p>České Budějovice</text:p>
          </table:table-cell>
          <table:table-cell table:formula="of:=ROUND([Monolit.B15]/2.4)" office:value-type="float" office:value="38">
            <text:p>38</text:p>
          </table:table-cell>
          <table:table-cell table:formula="of:=[Monolit.C15]" office:value-type="float" office:value="75852">
            <text:p>75852</text:p>
          </table:table-cell>
        </table:table-row>
        <table:table-row table:style-name="ro2">
          <table:table-cell table:formula="of:=[Monolit.A16]" office:value-type="string" office:string-value="Brno">
            <text:p>Brno</text:p>
          </table:table-cell>
          <table:table-cell table:formula="of:=ROUND([Monolit.B16]/2.4)" office:value-type="float" office:value="146">
            <text:p>146</text:p>
          </table:table-cell>
          <table:table-cell table:formula="of:=[Monolit.C16]" office:value-type="float" office:value="311508">
            <text:p>311508</text:p>
          </table:table-cell>
        </table:table-row>
        <table:table-row table:style-name="ro2">
          <table:table-cell table:formula="of:=[Monolit.A17]" office:value-type="string" office:string-value="Karlovy Vary">
            <text:p>Karlovy Vary</text:p>
          </table:table-cell>
          <table:table-cell table:formula="of:=ROUND([Monolit.B17]/2.4)" office:value-type="float" office:value="21">
            <text:p>21</text:p>
          </table:table-cell>
          <table:table-cell table:formula="of:=[Monolit.C17]" office:value-type="float" office:value="39217">
            <text:p>39217</text:p>
          </table:table-cell>
        </table:table-row>
        <table:table-row table:style-name="ro2">
          <table:table-cell table:formula="of:=[Monolit.A18]" office:value-type="string" office:string-value="Hradec Králové">
            <text:p>Hradec Králové</text:p>
          </table:table-cell>
          <table:table-cell table:formula="of:=ROUND([Monolit.B18]/2.4)" office:value-type="float" office:value="42">
            <text:p>42</text:p>
          </table:table-cell>
          <table:table-cell table:formula="of:=[Monolit.C18]" office:value-type="float" office:value="75510">
            <text:p>75510</text:p>
          </table:table-cell>
        </table:table-row>
        <table:table-row table:style-name="ro2">
          <table:table-cell table:formula="of:=[Monolit.A19]" office:value-type="string" office:string-value="Liberec">
            <text:p>Liberec</text:p>
          </table:table-cell>
          <table:table-cell table:formula="of:=ROUND([Monolit.B19]/2.4)" office:value-type="float" office:value="36">
            <text:p>36</text:p>
          </table:table-cell>
          <table:table-cell table:formula="of:=[Monolit.C19]" office:value-type="float" office:value="80194">
            <text:p>80194</text:p>
          </table:table-cell>
        </table:table-row>
        <table:table-row table:style-name="ro2">
          <table:table-cell table:formula="of:=[Monolit.A20]" office:value-type="string" office:string-value="Ostrava">
            <text:p>Ostrava</text:p>
          </table:table-cell>
          <table:table-cell table:formula="of:=ROUND([Monolit.B20]/2.4)" office:value-type="float" office:value="40">
            <text:p>40</text:p>
          </table:table-cell>
          <table:table-cell table:formula="of:=[Monolit.C20]" office:value-type="float" office:value="87837">
            <text:p>87837</text:p>
          </table:table-cell>
        </table:table-row>
        <table:table-row table:style-name="ro2">
          <table:table-cell table:formula="of:=[Monolit.A21]" office:value-type="string" office:string-value="Olomouc">
            <text:p>Olomouc</text:p>
          </table:table-cell>
          <table:table-cell table:formula="of:=ROUND([Monolit.B21]/2.4)" office:value-type="float" office:value="37">
            <text:p>37</text:p>
          </table:table-cell>
          <table:table-cell table:formula="of:=[Monolit.C21]" office:value-type="float" office:value="81375">
            <text:p>81375</text:p>
          </table:table-cell>
        </table:table-row>
        <table:table-row table:style-name="ro2">
          <table:table-cell table:formula="of:=[Monolit.A22]" office:value-type="string" office:string-value="Pardubice">
            <text:p>Pardubice</text:p>
          </table:table-cell>
          <table:table-cell table:formula="of:=ROUND([Monolit.B22]/2.4)" office:value-type="float" office:value="38">
            <text:p>38</text:p>
          </table:table-cell>
          <table:table-cell table:formula="of:=[Monolit.C22]" office:value-type="float" office:value="71070">
            <text:p>71070</text:p>
          </table:table-cell>
        </table:table-row>
        <table:table-row table:style-name="ro2">
          <table:table-cell table:formula="of:=[Monolit.A23]" office:value-type="string" office:string-value="Plzeň">
            <text:p>Plzeň</text:p>
          </table:table-cell>
          <table:table-cell table:formula="of:=ROUND([Monolit.B23]/2.4)" office:value-type="float" office:value="77">
            <text:p>77</text:p>
          </table:table-cell>
          <table:table-cell table:formula="of:=[Monolit.C23]" office:value-type="float" office:value="133225">
            <text:p>133225</text:p>
          </table:table-cell>
        </table:table-row>
        <table:table-row table:style-name="ro2">
          <table:table-cell table:formula="of:=[Monolit.A24]" office:value-type="string" office:string-value="Praha">
            <text:p>Praha</text:p>
          </table:table-cell>
          <table:table-cell table:formula="of:=ROUND([Monolit.B24]/2.4)" office:value-type="float" office:value="459">
            <text:p>459</text:p>
          </table:table-cell>
          <table:table-cell table:formula="of:=[Monolit.C24]" office:value-type="float" office:value="921819">
            <text:p>921819</text:p>
          </table:table-cell>
        </table:table-row>
        <table:table-row table:style-name="ro2">
          <table:table-cell table:formula="of:=[Monolit.A25]" office:value-type="string" office:string-value="Ústí nad Labem">
            <text:p>Ústí nad Labem</text:p>
          </table:table-cell>
          <table:table-cell table:formula="of:=ROUND([Monolit.B25]/2.4)" office:value-type="float" office:value="40">
            <text:p>40</text:p>
          </table:table-cell>
          <table:table-cell table:formula="of:=[Monolit.C25]" office:value-type="float" office:value="74405">
            <text:p>74405</text:p>
          </table:table-cell>
        </table:table-row>
        <table:table-row table:style-name="ro2">
          <table:table-cell table:formula="of:=[Monolit.A26]" office:value-type="string" office:string-value="Jihlava">
            <text:p>Jihlava</text:p>
          </table:table-cell>
          <table:table-cell table:formula="of:=ROUND([Monolit.B26]/2.4)" office:value-type="float" office:value="24">
            <text:p>24</text:p>
          </table:table-cell>
          <table:table-cell table:formula="of:=[Monolit.C26]" office:value-type="float" office:value="41235">
            <text:p>41235</text:p>
          </table:table-cell>
        </table:table-row>
        <table:table-row table:style-name="ro2">
          <table:table-cell table:formula="of:=[Monolit.A27]" office:value-type="string" office:string-value="Zlín">
            <text:p>Zlín</text:p>
          </table:table-cell>
          <table:table-cell table:formula="of:=ROUND([Monolit.B27]/2.4)" office:value-type="float" office:value="31">
            <text:p>31</text:p>
          </table:table-cell>
          <table:table-cell table:formula="of:=[Monolit.C27]" office:value-type="float" office:value="62365">
            <text:p>623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nza </meta:initial-creator>
    <meta:creation-date>2013-11-28T16:07:04</meta:creation-date>
    <dc:date>2013-12-04T09:44:14</dc:date>
    <dc:creator>Honza </dc:creator>
    <meta:editing-duration>PT1H26M53S</meta:editing-duration>
    <meta:editing-cycles>30</meta:editing-cycles>
    <meta:generator>LibreOffice/3.5$Linux_X86_64 LibreOffice_project/350m1$Build-2</meta:generator>
    <meta:document-statistic meta:table-count="3" meta:cell-count="278" meta:object-count="0"/>
  </office:meta>
</office:document-meta>
</file>